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2.0.1.oxt&#13;&#13;20.12.2019 14:54:3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2.0.1.oxt&#13;&#13;20.12.2019 14:54:4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L-2.0.1.oxt&#13;&#13;20.12.2019 14:54:4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OOT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804994930633786890"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703370482033157565" text:style-name="L2">
        <text:list-item>
          <text:p text:style-name="P48">Version 2.1.2 :</text:p>
        </text:list-item>
      </text:list>
      <text:list xml:id="list2852904605817181006" text:style-name="L3">
        <text:list-item>
          <text:list>
            <text:list-item>
              <text:p text:style-name="P49">Localized help : resolved non-functional hyperlink due to API incompatibility introduced by Apache OpenOffice 4.1 (and LibreOffice 4.0).</text:p>
            </text:list-item>
          </text:list>
        </text:list-item>
      </text:list>
      <text:list xml:id="list34767285" text:continue-list="list5703370482033157565" text:style-name="L2">
        <text:list-item>
          <text:p text:style-name="P48">Version 2.1.1 :</text:p>
        </text:list-item>
      </text:list>
      <text:list xml:id="list1225955071058005852"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4768483" text:continue-list="list34767285" text:style-name="L2">
        <text:list-item>
          <text:p text:style-name="P48">Version 2.1.0 :</text:p>
        </text:list-item>
      </text:list>
      <text:list xml:id="list8307975367856022750"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4763451" text:continue-list="list34768483" text:style-name="L2">
        <text:list-item>
          <text:p text:style-name="P48">Version 2.0.0 :</text:p>
        </text:list-item>
      </text:list>
      <text:list xml:id="list862229364661660232"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4761530" text:continue-list="list34763451" text:style-name="L2">
        <text:list-item>
          <text:p text:style-name="P48">Version 1.5.3 :</text:p>
        </text:list-item>
      </text:list>
      <text:list xml:id="list8197442641652235714"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7719400947854704"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093499226035351226"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491697061266278288"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84875170342691464"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525569734993564741"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604492024826592870"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7804659670202182350"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336533832857085260"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161750667035853709"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002781746962844215" text:style-name="L17">
        <text:list-item>
          <text:p text:style-name="P63">Arg1 : <text:span text:style-name="InstructionMacro">String</text:span> : mandatory, type of control used for the button</text:p>
        </text:list-item>
      </text:list>
      <text:list xml:id="list6736987379662034004"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011245766000920977"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673858558200972363"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401039622280220722"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853346969685283096"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296517073574295851"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571928552897059489"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651360237651893017"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943951564431189812"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298480827265194715"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485362849247787567"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955739470861708806"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3174202115524372792"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098875925870707740"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376511333444328999"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66129999107579690"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400164206642268805"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OOT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Basis Library</text:p>
      <text:p text:style-name="tooltipText"/>
      <text:p text:style-name="tooltipLang"><text:bookmark-start text:name="__RefHeading__44467_325084090"/>Tooltip de<text:bookmark-end text:name="__RefHeading__44467_325084090"/></text:p>
      <text:p text:style-name="descrText">OOTyW Basisbibliothek</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OTyW Basis Library without user interface (to be amended by language packs).</text:p>
      <text:p text:style-name="descrText"><text:soft-page-break/>Smart quotes, typographical apostrophes, ellipses and so on.</text:p>
      <text:p text:style-name="descrLang"><text:bookmark-start text:name="__RefHeading__78156_325084090"/>Description de<text:bookmark-end text:name="__RefHeading__78156_325084090"/></text:p>
      <text:p text:style-name="descrText">OOTyW Basisbibliothek ohne Benutzerschnittstelle (durch Sprachpakete zu ergänzen).</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06506208605152704"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34993615602310089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65246738451748268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72547836691194809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476768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06937671559942626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643724723888324835"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54907301024641226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38</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4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4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40</dc:date>
     <text:p>internal</text:p>
     <text:p>Page2</text:p>
     <text:p/>
    </office:annotation>Paragraph styles</text:p>
      <text:p text:style-name="P28"><office:annotation>
     <dc:creator>BM</dc:creator>
     <dc:date>2008-03-13T00:00:00.40</dc:date>
     <text:p>internal</text:p>
     <text:p>Page7</text:p>
     <text:p/>
    </office:annotation>Hyperlinks</text:p>
      <text:p text:style-name="hlp_5f_paragraph"><text:span text:style-name="T14"><office:annotation>
      <dc:creator>BM</dc:creator>
      <dc:date>2008-03-13T00:00:00.40</dc:date>
      <text:p>internal</text:p>
      <text:p>Page3</text:p>
      <text:p/>
     </office:annotation></text:span><text:span text:style-name="T14">Text formatting</text:span></text:p>
      <text:p text:style-name="P28"><office:annotation>
     <dc:creator>BM</dc:creator>
     <dc:date>2008-03-26T00:00:00.4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41</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41</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41</dc:date>
     <text:p>external</text:p>
     <text:p>text/swriter/main0210.xhp</text:p>
     <text:p/>
    </office:annotation><text:span text:style-name="T14">Preview topic</text:span> </text:p>
      <text:p text:style-name="hlp_5f_paragraph">This hyperlink displays <text:s/><office:annotation>
     <dc:creator>BM</dc:creator>
     <dc:date>2008-03-15T00:00:00.41</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4752943" text:continue-list="list434993615602310089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4756013" text:continue-list="list3476768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42</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42</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42</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4748359" text:continue-list="list3475294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9" meta:word-count="13232" meta:character-count="8197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 "2.0.1") ' fill with your values
  setExtensionDescription("en, de")
  setDisplayName("en", "OOTyW - Typography tools for yWriter users.")
  setDisplayName("de", "OOTyW - Typographiewerkzeuge für yWriter-Anwender.")
  setTooltip("en, de", "en") ' deprecated ! starting from 3.1,use instead setExtensionDescription
endDescription  


beginAnnexes 
  useLibrary("Basic", "OOTyW/")
endAnnexes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